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text/xml" manifest:full-path="content.xml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row>
          <mrow>
            <mfrac>
              <mn>4000</mn>
              <mn>3000</mn>
            </mfrac>
            <mi mathvariant="normal">=</mi>
            <mfrac>
              <mn>2842</mn>
              <mn>2136</mn>
            </mfrac>
          </mrow>
          <mi mathvariant="normal">=</mi>
          <mfrac>
            <mn>640</mn>
            <mn>480</mn>
          </mfrac>
        </mrow>
        <mi mathvariant="normal">=</mi>
        <mn>1.333</mn>
      </mrow>
      <mi mathvariant="normal">=</mi>
      <mfrac>
        <mn>4</mn>
        <mn>3</mn>
      </mfrac>
    </mrow>
    <annotation encoding="StarMath 5.0">{4000} over {3000} = {2842} over {2136} = {640} over {480} = 1.333 = {4} over {3}  </annotation>
  </semantics>
</math>
</file>